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svg:stroke-color="#1e6a39" draw:marker-start-width="0.252cm" draw:marker-end-width="0.252cm" draw:fill="none" draw:textarea-horizontal-align="justify" draw:textarea-vertical-align="middle" draw:auto-grow-height="false" fo:min-height="0.974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1e6a39" draw:marker-start-width="0.252cm" draw:marker-end-width="0.252cm" draw:fill="none" draw:textarea-horizontal-align="justify" draw:textarea-vertical-align="middle" draw:auto-grow-height="false" fo:min-height="1.367cm" fo:min-width="0.28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1e6a39" draw:marker-start-width="0.252cm" draw:marker-end-width="0.252cm" draw:fill="none" draw:textarea-horizontal-align="justify" draw:textarea-vertical-align="middle" draw:auto-grow-height="false" fo:min-height="1.89cm" fo:min-width="0.641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1e6a39" draw:marker-start-width="0.252cm" draw:marker-end-width="0.252cm" draw:fill="none" draw:textarea-horizontal-align="justify" draw:textarea-vertical-align="middle" draw:auto-grow-height="false" fo:min-height="2.608cm" fo:min-width="1.033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705cm" fo:min-width="0.177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2.327cm" fo:min-width="0.755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3.154cm" fo:min-width="1.32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4.29cm" fo:min-width="1.945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ea7500" draw:marker-start-width="0.252cm" draw:marker-end-width="0.252cm" draw:fill="none" draw:textarea-horizontal-align="justify" draw:textarea-vertical-align="middle" draw:auto-grow-height="false" fo:min-height="1.705cm" fo:min-width="0.177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ea7500" draw:marker-start-width="0.252cm" draw:marker-end-width="0.252cm" draw:fill="none" draw:textarea-horizontal-align="justify" draw:textarea-vertical-align="middle" draw:auto-grow-height="false" fo:min-height="2.327cm" fo:min-width="0.755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ea7500" draw:marker-start-width="0.252cm" draw:marker-end-width="0.252cm" draw:fill="none" draw:textarea-horizontal-align="justify" draw:textarea-vertical-align="middle" draw:auto-grow-height="false" fo:min-height="3.154cm" fo:min-width="1.32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ea7500" draw:marker-start-width="0.252cm" draw:marker-end-width="0.252cm" draw:fill="none" draw:textarea-horizontal-align="justify" draw:textarea-vertical-align="middle" draw:auto-grow-height="false" fo:min-height="4.29cm" fo:min-width="1.945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0.874cm" fo:min-width="0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1.235cm" fo:min-width="0.214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1.716cm" fo:min-width="0.548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2.376cm" fo:min-width="0.908cm" fo:padding-top="0.142cm" fo:padding-bottom="0.142cm" fo:padding-left="0.267cm" fo:padding-right="0.267cm"/>
    </style:style>
    <style:style style:name="gr18" style:family="graphic" style:parent-style-name="standard">
      <style:graphic-properties svg:stroke-color="#666666" draw:fill-color="#ea7500" draw:textarea-horizontal-align="justify" draw:textarea-vertical-align="middle" draw:auto-grow-height="false" fo:min-height="0.766cm" fo:min-width="3.31cm"/>
      <style:paragraph-properties style:writing-mode="lr-tb"/>
    </style:style>
    <style:style style:name="gr19" style:family="graphic" style:parent-style-name="standard">
      <style:graphic-properties svg:stroke-color="#666666" draw:fill-color="#3465a4" draw:textarea-horizontal-align="justify" draw:textarea-vertical-align="middle" draw:auto-grow-height="false" fo:min-height="0.766cm" fo:min-width="3.31cm"/>
      <style:paragraph-properties style:writing-mode="lr-tb"/>
    </style:style>
    <style:style style:name="gr20" style:family="graphic" style:parent-style-name="standard">
      <style:graphic-properties svg:stroke-color="#666666" draw:fill-color="#ff0000" draw:textarea-horizontal-align="justify" draw:textarea-vertical-align="middle" draw:auto-grow-height="false" fo:min-height="0.766cm" fo:min-width="3.31cm"/>
      <style:paragraph-properties style:writing-mode="lr-tb"/>
    </style:style>
    <style:style style:name="gr21" style:family="graphic" style:parent-style-name="standard">
      <style:graphic-properties svg:stroke-color="#ffffff" draw:fill="none" draw:fill-color="#ff0000" draw:textarea-horizontal-align="justify" draw:textarea-vertical-align="middle" draw:auto-grow-height="false" fo:min-height="0.766cm" fo:min-width="3.31cm"/>
      <style:paragraph-properties style:writing-mode="lr-tb"/>
    </style:style>
    <style:style style:name="gr22" style:family="graphic" style:parent-style-name="standard">
      <style:graphic-properties draw:textarea-vertical-align="middle" draw:auto-grow-height="false" fo:min-height="0.004cm" fo:min-width="0cm"/>
    </style:style>
    <style:style style:name="gr23" style:family="graphic" style:parent-style-name="standard">
      <style:graphic-properties svg:stroke-color="#999999" draw:fill-color="#ff0000" draw:textarea-vertical-align="middle" draw:auto-grow-height="false" fo:min-height="0.004cm" fo:min-width="0cm"/>
    </style:style>
    <style:style style:name="gr24" style:family="graphic" style:parent-style-name="standard">
      <style:graphic-properties svg:stroke-color="#999999" draw:fill-color="#ff8000" draw:textarea-vertical-align="middle" draw:auto-grow-height="false" fo:min-height="0.004cm" fo:min-width="0cm"/>
    </style:style>
    <style:style style:name="gr25" style:family="graphic" style:parent-style-name="standard">
      <style:graphic-properties svg:stroke-color="#999999" draw:fill-color="#00a933" draw:textarea-vertical-align="middle" draw:auto-grow-height="false" fo:min-height="0.004cm" fo:min-width="0cm"/>
    </style:style>
    <style:style style:name="gr26" style:family="graphic" style:parent-style-name="standard">
      <style:graphic-properties svg:stroke-color="#666666" draw:fill-color="#158466" draw:textarea-horizontal-align="justify" draw:textarea-vertical-align="middle" draw:auto-grow-height="false" fo:min-height="0.766cm" fo:min-width="3.31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a7500"/>
      <style:paragraph-properties fo:text-align="center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 draw:fill-color="#ff0000"/>
      <style:paragraph-properties fo:text-align="center"/>
    </style:style>
    <style:style style:name="P8" style:family="paragraph">
      <loext:graphic-properties draw:fill-color="#ff8000"/>
      <style:paragraph-properties fo:text-align="center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-color="#1584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86cm" svg:y1="17.129cm" svg:x2="3.286cm" svg:y2="5.445cm">
          <text:p/>
        </draw:line>
        <draw:line draw:style-name="gr1" draw:text-style-name="P1" draw:layer="layout" svg:x1="3.286cm" svg:y1="17.13cm" svg:x2="18.399cm" svg:y2="17.256cm">
          <text:p/>
        </draw:line>
        <draw:g>
          <draw:custom-shape draw:style-name="gr2" draw:text-style-name="P2" draw:layer="layout" svg:width="0.635cm" svg:height="1.778cm" draw:transform="rotate (-0.181165176357011) translate (4.834cm 8.4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151cm" svg:height="2.333cm" draw:transform="rotate (-0.181165176357011) translate (4.63cm 8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61cm" svg:height="3.072cm" draw:transform="rotate (-0.181165176357011) translate (4.446cm 7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215cm" svg:height="4.088cm" draw:transform="rotate (-0.181165176357011) translate (4.284cm 7.1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005cm" svg:height="2.813cm" draw:transform="skewX (0.000349065850398898) rotate (-1.00094632601875) translate (12.192cm 11.9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821cm" svg:height="3.691cm" draw:transform="rotate (-1.00094632601875) translate (12.342cm 11.3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2.629cm" svg:height="4.86cm" draw:transform="skewX (-0.000174532925199412) rotate (-1.00094632601875) translate (12.616cm 10.6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3.505cm" svg:height="6.468cm" draw:transform="skewX (8.21260741465465E-017) rotate (-1.00094632601875) translate (13.079cm 9.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.005cm" svg:height="2.813cm" draw:transform="skewX (0.000349065850398898) rotate (-0.355349035706046) translate (13.205cm 7.6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1.821cm" svg:height="3.691cm" draw:transform="rotate (-0.355349035706046) translate (12.976cm 7.1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2.629cm" svg:height="4.86cm" draw:transform="skewX (-0.000174532925199485) rotate (-0.355349035706046) translate (12.8cm 6.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3.505cm" svg:height="6.468cm" draw:transform="skewX (-8.21260741465465E-017) rotate (-0.355349035706046) translate (12.7cm 5.5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2" draw:layer="layout" svg:width="0.585cm" svg:height="1.636cm" draw:transform="skewX (-0.000698131700797731) rotate (-1.56433860856252) translate (7.128cm 15.7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1.058cm" svg:height="2.147cm" draw:transform="rotate (-1.56433860856252) translate (7.382cm 15.5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1.53cm" svg:height="2.826cm" draw:transform="rotate (-1.56433860856252) translate (7.721cm 15.3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" draw:layer="layout" svg:width="2.038cm" svg:height="3.762cm" draw:transform="rotate (-1.56433860856252) translate (8.191cm 15.0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4" draw:layer="layout" svg:width="3.81cm" svg:height="1.016cm" svg:x="15.224cm" svg:y="5.064cm">
          <text:p text:style-name="P3">Agriculture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2" draw:layer="layout" svg:width="1.005cm" svg:height="2.813cm" draw:transform="skewX (0.000349065850398898) rotate (-0.355349035706046) translate (13.205cm 7.6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1.821cm" svg:height="3.691cm" draw:transform="rotate (-0.355349035706046) translate (12.976cm 7.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2.629cm" svg:height="4.86cm" draw:transform="skewX (-0.000174532925199485) rotate (-0.355349035706046) translate (12.8cm 6.4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3.505cm" svg:height="6.468cm" draw:transform="skewX (-8.21260741465465E-017) rotate (-0.355349035706046) translate (12.7cm 5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5" draw:layer="layout" svg:width="3.81cm" svg:height="1.016cm" svg:x="9.128cm" svg:y="15.986cm">
          <text:p text:style-name="P3">Water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81cm" svg:height="1.016cm" svg:x="15.224cm" svg:y="5.064cm">
          <text:p text:style-name="P3">Agriculture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.81cm" svg:height="1.016cm" svg:x="14.335cm" svg:y="12.811cm">
          <text:p text:style-name="P3">Build Up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3.81cm" svg:height="1.016cm" svg:x="8.493cm" svg:y="17.51cm">
          <text:p text:style-name="P3">Kanal 3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3.81cm" svg:height="1.016cm" svg:x="8.493cm" svg:y="17.51cm">
          <text:p text:style-name="P3">Kanal 3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3.81cm" svg:height="1.016cm" draw:transform="rotate (1.58318816448406) translate (1.913cm 13.033cm)">
          <text:p text:style-name="P3">Kanal 4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254cm" svg:height="0.254cm" svg:x="4.905cm" svg:y="15.45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5.606cm" svg:y="15.4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5.006cm" svg:y="15.2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5.206cm" svg:y="15.4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5.506cm" svg:y="15.7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6.006cm" svg:y="15.7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6.506cm" svg:y="15.4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4.906cm" svg:y="15.6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6.306cm" svg:y="15.9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6.006cm" svg:y="16.2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4.906cm" svg:y="15.8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6.606cm" svg:y="15.8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5.806cm" svg:y="15.8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6.606cm" svg:y="16.3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7.006cm" svg:y="15.3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7.406cm" svg:y="15.6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5.806cm" svg:y="16.4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svg:x="4.906cm" svg:y="15.4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7.982cm 16.54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7.294cm 16.67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7.92cm 16.75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7.687cm 16.59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7.336cm 16.3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6.845cm 16.4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6.409cm 16.84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7.944cm 16.3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6.512cm 16.31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6.751cm 15.96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7.906cm 16.1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6.236cm 16.46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7.022cm 16.31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6.143cm 15.97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5.937cm 17.03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5.488cm 16.81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6.91cm 15.72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3" draw:layer="layout" svg:width="0.254cm" svg:height="0.254cm" draw:transform="rotate (-2.95362069315) translate (7.981cm 16.54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8.706cm 13.40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192cm 12.90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8.632cm 13.19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8.915cm 13.19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339cm 13.18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686cm 12.82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817cm 12.2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8.851cm 13.5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038cm 12.7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046cm 13.16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8.995cm 13.68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174cm 12.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62cm 13.03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534cm 12.80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091cm 11.82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585cm 11.74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052cm 13.4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8.707cm 13.40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622cm 11.94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239cm 12.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734cm 12.13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458cm 12.19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043cm 12.28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769cm 12.70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747cm 13.28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454cm 11.83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437cm 12.84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351cm 12.42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286cm 11.72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357cm 13.1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795cm 12.4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9.938cm 12.87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557cm 13.75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087cm 13.92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292cm 12.15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621cm 11.94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402cm 12.92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888cm 12.42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328cm 12.71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611cm 12.70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035cm 12.70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382cm 12.34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513cm 11.77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547cm 13.06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734cm 12.26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742cm 12.68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691cm 13.20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87cm 11.97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316cm 12.5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23cm 12.32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787cm 11.34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281cm 11.26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748cm 12.97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403cm 12.92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318cm 11.46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935cm 12.04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43cm 11.65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154cm 11.71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739cm 11.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465cm 12.21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443cm 12.80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15cm 11.3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133cm 12.36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047cm 11.9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982cm 11.24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053cm 12.66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491cm 11.99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634cm 12.39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253cm 13.27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783cm 13.44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988cm 11.6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317cm 11.46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8.821cm 14.10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307cm 13.60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8.747cm 13.89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03cm 13.89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454cm 13.88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801cm 13.52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932cm 12.95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8.966cm 14.24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153cm 13.44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161cm 13.8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11cm 14.38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289cm 13.16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735cm 13.73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649cm 13.50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206cm 12.52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7cm 12.4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167cm 14.1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8.822cm 14.10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737cm 12.6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354cm 13.23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849cm 12.83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573cm 12.89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158cm 12.98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884cm 13.40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862cm 13.98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569cm 12.53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552cm 13.54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466cm 13.12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401cm 12.42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472cm 13.85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91cm 13.18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053cm 13.57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672cm 14.45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202cm 14.6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0.407cm 12.8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736cm 12.6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976cm 13.91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462cm 13.41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902cm 13.70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185cm 13.69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609cm 13.69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956cm 13.33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087cm 12.76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121cm 14.0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308cm 13.2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316cm 13.67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265cm 14.19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444cm 12.96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89cm 13.54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804cm 13.31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361cm 12.33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855cm 12.2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322cm 13.96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9.977cm 13.91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892cm 12.4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509cm 13.03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3.004cm 12.6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728cm 12.70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313cm 12.7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039cm 13.20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017cm 13.79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724cm 12.34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707cm 13.35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621cm 12.93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556cm 12.23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627cm 13.65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065cm 12.98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208cm 13.38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827cm 14.26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357cm 14.43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562cm 12.6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891cm 12.4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672cm 13.43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158cm 12.92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598cm 13.22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881cm 13.21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305cm 13.20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652cm 12.84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783cm 12.2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817cm 13.57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2.004cm 12.77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2.012cm 13.19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961cm 13.71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2.14cm 12.48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586cm 13.06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2.5cm 12.83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2.057cm 11.85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2.551cm 11.77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2.018cm 13.47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673cm 13.43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3.588cm 11.97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3.205cm 12.55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3.7cm 12.16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3.424cm 12.22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3.009cm 12.30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735cm 12.72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713cm 13.31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3.42cm 11.86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403cm 12.8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317cm 12.4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3.252cm 11.75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323cm 13.17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761cm 12.50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904cm 12.90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523cm 13.78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053cm 13.95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258cm 12.17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3.587cm 11.97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091cm 14.61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577cm 14.11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017cm 14.40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3cm 14.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724cm 14.39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071cm 14.03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202cm 13.46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236cm 14.75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423cm 13.95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431cm 14.37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38cm 14.89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559cm 13.66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005cm 14.24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919cm 14.01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476cm 13.03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97cm 12.9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1.437cm 14.66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0.804596785169386) translate (10.092cm 14.61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3.007cm 13.1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624cm 13.73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3.119cm 13.34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843cm 13.40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428cm 13.49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154cm 13.9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132cm 14.49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839cm 13.04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822cm 14.0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736cm 13.63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671cm 12.93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742cm 14.35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2.18cm 13.68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323cm 14.08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942cm 14.96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472cm 15.13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1.677cm 13.36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6" draw:layer="layout" svg:width="0.254cm" svg:height="0.254cm" draw:transform="rotate (-2.14902390798062) translate (13.006cm 13.1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g>
          <draw:custom-shape draw:style-name="gr24" draw:text-style-name="P8" draw:layer="layout" svg:width="0.254cm" svg:height="0.254cm" draw:transform="rotate (1.22836272755361) translate (11.361cm 11.4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596cm 10.75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206cm 11.25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462cm 11.13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846cm 10.95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014cm 10.48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899cm 9.9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55cm 11.48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302cm 10.26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484cm 10.6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737cm 11.55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309cm 9.95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04cm 10.7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779cm 10.11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973cm 9.40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39cm 9.1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606cm 10.90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362cm 11.41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418cm 8.88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309cm 9.57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599cm 9.01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371cm 9.18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028cm 9.43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95cm 9.9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17cm 10.46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219cm 8.85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706cm 10.19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458cm 9.84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021cm 8.8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76cm 10.5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884cm 9.71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265cm 10.4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191cm 10.97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834cm 11.3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29cm 9.62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417cm 8.88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796cm 10.69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032cm 10.03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643cm 10.53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898cm 10.4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281cm 10.2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45cm 9.7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335cm 9.18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987cm 10.75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738cm 9.54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92cm 9.9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175cm 10.82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746cm 9.2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477cm 9.97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216cm 9.39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408cm 8.6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826cm 8.4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042cm 10.1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797cm 10.69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854cm 8.1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745cm 8.85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035cm 8.29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807cm 8.4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465cm 8.70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387cm 9.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606cm 9.74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655cm 8.12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143cm 9.46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894cm 9.1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458cm 8.09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196cm 9.77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32cm 8.98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702cm 9.70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628cm 10.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271cm 10.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726cm 8.89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853cm 8.1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754cm 12.0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99cm 11.34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599cm 11.84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855cm 11.72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238cm 11.54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407cm 11.07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292cm 10.50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943cm 12.07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695cm 10.85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877cm 11.24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131cm 12.14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702cm 10.54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433cm 11.29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172cm 10.7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366cm 9.9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783cm 9.72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999cm 11.4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755cm 12.00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81cm 9.47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702cm 10.16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992cm 9.60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764cm 9.77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421cm 10.02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343cm 10.51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565cm 11.05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612cm 9.44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099cm 10.78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851cm 10.4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414cm 9.41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153cm 11.09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277cm 10.30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658cm 11.0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584cm 11.56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227cm 11.91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684cm 10.21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809cm 9.47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403cm 9.9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638cm 9.2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248cm 9.79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504cm 9.67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886cm 9.49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055cm 9.02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941cm 8.44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591cm 10.0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345cm 8.80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526cm 9.18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78cm 10.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35cm 8.48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083cm 9.24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822cm 8.6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014cm 7.94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431cm 7.66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648cm 9.44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403cm 9.95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458cm 7.4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351cm 8.11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641cm 7.55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413cm 7.7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07cm 7.96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992cm 8.46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213cm 9.00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261cm 7.39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749cm 8.73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499cm 8.38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062cm 7.36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801cm 9.04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925cm 8.25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308cm 8.96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234cm 9.51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875cm 9.86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332cm 8.15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457cm 7.4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839cm 9.23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074cm 8.57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685cm 9.0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941cm 8.94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323cm 8.76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491cm 8.29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377cm 7.7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027cm 9.2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781cm 8.0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961cm 8.46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217cm 9.36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787cm 7.76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52cm 8.51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257cm 7.9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45cm 7.2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867cm 6.94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085cm 8.7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84cm 9.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895cm 6.69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787cm 7.3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077cm 6.82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849cm 6.99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505cm 7.24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429cm 7.73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649cm 8.27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697cm 6.66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185cm 8.00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935cm 7.66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498cm 6.63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237cm 8.31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362cm 7.5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744cm 8.24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67cm 8.78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312cm 9.13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768cm 7.43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894cm 6.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796cm 10.54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032cm 9.88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641cm 10.38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897cm 10.26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279cm 10.08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449cm 9.61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335cm 9.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985cm 10.61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738cm 9.39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919cm 9.7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173cm 10.68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743cm 9.08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476cm 9.83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215cm 9.24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407cm 8.53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824cm 8.2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041cm 10.03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1.797cm 10.54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852cm 8.01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744cm 8.70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034cm 8.14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807cm 8.31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463cm 8.56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385cm 9.0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606cm 9.5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655cm 7.98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142cm 9.3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891cm 8.97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456cm 7.95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194cm 9.63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318cm 8.84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701cm 9.55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627cm 10.10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269cm 10.45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2.725cm 8.75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851cm 8.01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549cm 9.43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785cm 8.7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395cm 9.27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651cm 9.15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034cm 8.97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202cm 8.50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087cm 7.93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739cm 9.50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492cm 8.28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672cm 8.67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926cm 9.57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498cm 7.97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23cm 8.7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968cm 8.13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161cm 7.4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579cm 7.15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795cm 8.92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55cm 9.43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605cm 6.90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497cm 7.59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787cm 7.03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56cm 7.20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217cm 7.45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14cm 7.94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359cm 8.48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407cm 6.87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896cm 8.21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646cm 7.8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21cm 6.84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949cm 8.5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072cm 7.73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454cm 8.44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38cm 8.99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022cm 9.34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479cm 7.64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604cm 6.90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986cm 8.71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221cm 8.05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831cm 8.55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087cm 8.4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471cm 8.24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639cm 7.77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524cm 7.20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175cm 8.7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927cm 7.56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4.109cm 7.94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362cm 8.84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934cm 7.24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665cm 7.99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4.404cm 7.41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598cm 6.70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4.015cm 6.42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4.23cm 8.20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986cm 8.71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5.042cm 6.18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933cm 6.87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5.224cm 6.31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996cm 6.47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653cm 6.7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575cm 7.22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795cm 7.76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844cm 6.1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331cm 7.48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083cm 7.14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646cm 6.1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385cm 7.79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508cm 7.0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89cm 7.7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817cm 8.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458cm 8.62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914cm 6.91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5.041cm 6.18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942cm 10.03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177cm 9.37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789cm 9.8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044cm 9.74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427cm 9.56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595cm 9.09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48cm 8.5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132cm 10.0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884cm 8.8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4.065cm 9.26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319cm 10.16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891cm 8.56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623cm 9.31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4.361cm 8.73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555cm 8.0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3.972cm 7.74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4.188cm 9.5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1.22836272755361) translate (12.943cm 10.0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998cm 7.49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89cm 8.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5.18cm 7.62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952cm 7.79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61cm 8.04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533cm 8.53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752cm 9.0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8cm 7.46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289cm 8.80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039cm 8.46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603cm 7.43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341cm 9.11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465cm 8.3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847cm 9.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773cm 9.58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415cm 9.93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3.872cm 8.23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8" draw:layer="layout" svg:width="0.254cm" svg:height="0.254cm" draw:transform="rotate (-1.7252579655964) translate (14.998cm 7.49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</draw:g>
        <draw:g>
          <draw:custom-shape draw:style-name="gr25" draw:text-style-name="P9" draw:layer="layout" svg:width="0.254cm" svg:height="0.254cm" draw:transform="rotate (1.45752445834046) translate (4.235cm 10.55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315cm 9.8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048cm 10.4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27cm 10.25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602cm 9.9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658cm 9.49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417cm 8.96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435cm 10.57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891cm 9.21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5.155cm 9.54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633cm 10.5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825cm 8.90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735cm 9.70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5.322cm 8.96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374cm 8.45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717cm 8.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5.331cm 9.77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236cm 10.55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663cm 7.61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714cm 8.31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869cm 7.7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685cm 7.91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408cm 8.23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445cm 8.73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782cm 9.21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463cm 7.63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268cm 9.05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4.946cm 8.77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263cm 7.64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765cm 9.5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33cm 8.54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4.891cm 9.38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918cm 9.70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649cm 10.1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4.732cm 8.59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662cm 7.6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302cm 10.9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382cm 10.26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115cm 10.83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337cm 10.66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669cm 10.3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725cm 9.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484cm 9.36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502cm 10.98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958cm 9.6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5.222cm 9.9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7cm 11.0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892cm 9.31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802cm 10.1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5.389cm 9.37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441cm 8.86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784cm 8.4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5.398cm 10.17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303cm 10.95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73cm 8.0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781cm 8.7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936cm 8.11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752cm 8.3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475cm 8.64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512cm 9.14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849cm 9.62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53cm 8.04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335cm 9.4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013cm 9.18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33cm 8.0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457cm 9.75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397cm 8.95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4.958cm 9.78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985cm 10.11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716cm 10.53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4.799cm 8.99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729cm 8.02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305cm 10.95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385cm 10.26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118cm 10.83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34cm 10.6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672cm 10.39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728cm 9.89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487cm 9.36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505cm 10.9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961cm 9.6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5.225cm 9.95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703cm 11.00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895cm 9.31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805cm 10.1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5.392cm 9.3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444cm 8.8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787cm 8.49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5.401cm 10.17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1.45752445834046) translate (4.306cm 10.95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733cm 8.0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784cm 8.7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939cm 8.1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755cm 8.3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478cm 8.64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515cm 9.14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852cm 9.62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533cm 8.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338cm 9.45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016cm 9.18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333cm 8.05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46cm 9.7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4cm 8.95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4.961cm 9.78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988cm 10.11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719cm 10.53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4.802cm 8.9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9" draw:layer="layout" svg:width="0.254cm" svg:height="0.254cm" draw:transform="rotate (-1.49609623480954) translate (5.732cm 8.0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</draw:g>
        <draw:custom-shape draw:style-name="gr26" draw:text-style-name="P10" draw:layer="layout" svg:width="3.81cm" svg:height="1.016cm" svg:x="5.953cm" svg:y="6.461cm">
          <text:p text:style-name="P3">Fores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3:43:50.637676806</meta:creation-date>
    <dc:date>2022-02-17T14:02:20.613250170</dc:date>
    <meta:editing-duration>PT8M6S</meta:editing-duration>
    <meta:editing-cycles>2</meta:editing-cycles>
    <meta:generator>LibreOffice/6.4.7.2$Linux_X86_64 LibreOffice_project/40$Build-2</meta:generator>
    <meta:document-statistic meta:object-count="721"/>
  </office:meta>
</office:document-meta>
</file>